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37cm"/>
    </style:style>
    <style:style style:name="Tableau5.B" style:family="table-column">
      <style:table-column-properties style:column-width="1.554cm"/>
    </style:style>
    <style:style style:name="Tableau5.C" style:family="table-column">
      <style:table-column-properties style:column-width="1.552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579cm"/>
    </style:style>
    <style:style style:name="Tableau5.F" style:family="table-column">
      <style:table-column-properties style:column-width="2.47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Header">
      <style:text-properties officeooo:paragraph-rsid="00c027cd"/>
    </style:style>
    <style:style style:name="P10" style:family="paragraph" style:parent-style-name="Header">
      <style:text-properties style:font-name="Arial" fo:font-size="8pt" officeooo:rsid="000d9e36" officeooo:paragraph-rsid="00c027c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ad7df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e0c0d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b0e66b"/>
    </style:style>
    <style:style style:name="P21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2" style:family="paragraph" style:parent-style-name="Table_20_Bottom_20_small_20_Content_20_Left">
      <style:text-properties officeooo:paragraph-rsid="0069df3c"/>
    </style:style>
    <style:style style:name="P23" style:family="paragraph" style:parent-style-name="Table_20_Heading">
      <style:text-properties officeooo:rsid="00690d64" officeooo:paragraph-rsid="00690d64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Main_20_Content_20_Right">
      <style:text-properties officeooo:paragraph-rsid="00215f6e"/>
    </style:style>
    <style:style style:name="P26" style:family="paragraph" style:parent-style-name="Table_20_Main_20_Content_20_Right">
      <style:text-properties officeooo:paragraph-rsid="011930c8"/>
    </style:style>
    <style:style style:name="P27" style:family="paragraph" style:parent-style-name="Table_20_Main_20_Content_20_Left">
      <style:text-properties officeooo:paragraph-rsid="0092f7ac"/>
    </style:style>
    <style:style style:name="P28" style:family="paragraph" style:parent-style-name="Table_20_Main_20_Content_20_Left">
      <style:text-properties officeooo:paragraph-rsid="0097c217"/>
    </style:style>
    <style:style style:name="P29" style:family="paragraph" style:parent-style-name="Table_20_Main_20_Content_20_Left">
      <style:text-properties officeooo:paragraph-rsid="00986ee3"/>
    </style:style>
    <style:style style:name="P30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1" style:family="paragraph" style:parent-style-name="Table_20_Main_20_Subtotal">
      <style:text-properties officeooo:rsid="009f63a1" officeooo:paragraph-rsid="009f63a1"/>
    </style:style>
    <style:style style:name="P32" style:family="paragraph" style:parent-style-name="Endnote">
      <style:text-properties officeooo:paragraph-rsid="00c1a70a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4" style:family="paragraph" style:parent-style-name="Heading_20_1">
      <style:text-properties officeooo:paragraph-rsid="00ab5ad9"/>
    </style:style>
    <style:style style:name="P35" style:family="paragraph" style:parent-style-name="Heading_20_1">
      <style:text-properties officeooo:paragraph-rsid="00ae0c0d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0ae5173" style:font-size-asian="11pt" style:font-size-complex="11pt"/>
    </style:style>
    <style:style style:name="T6" style:family="text">
      <style:text-properties style:font-name="Arial" officeooo:rsid="002763ae"/>
    </style:style>
    <style:style style:name="T7" style:family="text">
      <style:text-properties style:font-name="Arial" officeooo:rsid="0029ab44"/>
    </style:style>
    <style:style style:name="T8" style:family="text">
      <style:text-properties style:font-name="Arial" officeooo:rsid="002b412f"/>
    </style:style>
    <style:style style:name="T9" style:family="text">
      <style:text-properties style:font-name="Arial" officeooo:rsid="0065a2e4"/>
    </style:style>
    <style:style style:name="T10" style:family="text">
      <style:text-properties style:font-name="Arial" officeooo:rsid="00a8f9c5"/>
    </style:style>
    <style:style style:name="T11" style:family="text">
      <style:text-properties style:font-name="Arial" officeooo:rsid="00b02d1e"/>
    </style:style>
    <style:style style:name="T12" style:family="text">
      <style:text-properties style:font-name="Arial" officeooo:rsid="0073df77"/>
    </style:style>
    <style:style style:name="T13" style:family="text">
      <style:text-properties officeooo:rsid="007902c3" fo:background-color="#ff3333" loext:char-shading-value="0"/>
    </style:style>
    <style:style style:name="T14" style:family="text">
      <style:text-properties officeooo:rsid="00295e1a" fo:background-color="#ff3333" loext:char-shading-value="0"/>
    </style:style>
    <style:style style:name="T15" style:family="text">
      <style:text-properties officeooo:rsid="0029ab44"/>
    </style:style>
    <style:style style:name="T16" style:family="text">
      <style:text-properties officeooo:rsid="002763ae"/>
    </style:style>
    <style:style style:name="T17" style:family="text">
      <style:text-properties officeooo:rsid="002b412f"/>
    </style:style>
    <style:style style:name="T18" style:family="text">
      <style:text-properties officeooo:rsid="0038d0c1"/>
    </style:style>
    <style:style style:name="T19" style:family="text">
      <style:text-properties officeooo:rsid="002701dd"/>
    </style:style>
    <style:style style:name="T20" style:family="text">
      <style:text-properties officeooo:rsid="002cc69c"/>
    </style:style>
    <style:style style:name="T21" style:family="text">
      <style:text-properties officeooo:rsid="005b5d25"/>
    </style:style>
    <style:style style:name="T22" style:family="text">
      <style:text-properties officeooo:rsid="0069df3c"/>
    </style:style>
    <style:style style:name="T23" style:family="text">
      <style:text-properties officeooo:rsid="0073df77"/>
    </style:style>
    <style:style style:name="T24" style:family="text">
      <style:text-properties officeooo:rsid="00704162"/>
    </style:style>
    <style:style style:name="T25" style:family="text">
      <style:text-properties officeooo:rsid="0071037d"/>
    </style:style>
    <style:style style:name="T26" style:family="text">
      <style:text-properties officeooo:rsid="00710514"/>
    </style:style>
    <style:style style:name="T27" style:family="text">
      <style:text-properties officeooo:rsid="00766250"/>
    </style:style>
    <style:style style:name="T28" style:family="text">
      <style:text-properties officeooo:rsid="007b5f1d"/>
    </style:style>
    <style:style style:name="T29" style:family="text">
      <style:text-properties officeooo:rsid="008c2806"/>
    </style:style>
    <style:style style:name="T30" style:family="text">
      <style:text-properties officeooo:rsid="008dd66c"/>
    </style:style>
    <style:style style:name="T31" style:family="text">
      <style:text-properties officeooo:rsid="013f1478"/>
    </style:style>
    <style:style style:name="T32" style:family="text">
      <style:text-properties officeooo:rsid="01465a79"/>
    </style:style>
    <style:style style:name="T33" style:family="text">
      <style:text-properties officeooo:rsid="0148462c"/>
    </style:style>
    <style:style style:name="T34" style:family="text">
      <style:text-properties officeooo:rsid="014acc83"/>
    </style:style>
    <style:style style:name="T35" style:family="text">
      <style:text-properties officeooo:rsid="009ab597"/>
    </style:style>
    <style:style style:name="T36" style:family="text">
      <style:text-properties officeooo:rsid="009b2188"/>
    </style:style>
    <style:style style:name="T37" style:family="text">
      <style:text-properties officeooo:rsid="009d0d8a"/>
    </style:style>
    <style:style style:name="T38" style:family="text">
      <style:text-properties officeooo:rsid="009df911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ac2f7f" fo:background-color="transparent" loext:char-shading-value="0"/>
    </style:style>
    <style:style style:name="T41" style:family="text">
      <style:text-properties officeooo:rsid="00ae0c0d" fo:background-color="transparent" loext:char-shading-value="0"/>
    </style:style>
    <style:style style:name="T42" style:family="text">
      <style:text-properties officeooo:rsid="00b02d1e"/>
    </style:style>
    <style:style style:name="T43" style:family="text">
      <style:text-properties officeooo:rsid="00b1b0ea"/>
    </style:style>
    <style:style style:name="T44" style:family="text">
      <style:text-properties officeooo:rsid="00b2d084"/>
    </style:style>
    <style:style style:name="T45" style:family="text">
      <style:text-properties officeooo:rsid="00b3f45c"/>
    </style:style>
    <style:style style:name="T46" style:family="text">
      <style:text-properties officeooo:rsid="00b65163"/>
    </style:style>
    <style:style style:name="T47" style:family="text">
      <style:text-properties officeooo:rsid="00c4b50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</text:user-field-decls>
      <text:p text:style-name="P33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2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3"><text:a xlink:type="simple" xlink:href="py3o://if=%22report_xml.report_name=='account.account_invoice_report_duplicate_main'%22" text:style-name="Internet_20_link" text:visited-style-name="Visited_20_Internet_20_Link"><text:span text:style-name="T5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type%20==%20'out_invoice'%22" text:style-name="Internet_20_link" text:visited-style-name="Visited_20_Internet_20_Link"><text:span text:style-name="T6">if="o.type == 'out_invoice'"</text:span></text:a></text:p>
      <text:p text:style-name="P15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Facture <text:span text:style-name="T13">[</text:span><text:span text:style-name="T14"><text:user-field-get text:name="py3o.o.state">Invoice State</text:user-field-get></text:span><text:span text:style-name="T13">]</text:span> <text:user-field-get text:name="py3o.o.move_name">Saved Invoice number 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17"><text:a xlink:type="simple" xlink:href="py3o://if=%22o.state%20==%20'proforma2'%22" text:style-name="Internet_20_link" text:visited-style-name="Visited_20_Internet_20_Link"><text:span text:style-name="T42">if="o.state == 'proforma2'"</text:span></text:a></text:p>
      <text:h text:style-name="P34" text:outline-level="1"><text:span text:style-name="T39">Facture </text:span><text:span text:style-name="T40">PRO-FORMA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5">Facture </text:span><text:user-field-get text:name="py3o.o.number">Invoice number</text:user-field-get></text:h>
      <text:p text:style-name="P14"><text:a xlink:type="simple" xlink:href="py3o:///if" text:style-name="Internet_20_link" text:visited-style-name="Visited_20_Internet_20_Link"><text:span text:style-name="T16">/if</text:span></text:a></text:p>
      <text:p text:style-name="P14"><text:a xlink:type="simple" xlink:href="py3o:///if" text:style-name="Internet_20_link" text:visited-style-name="Visited_20_Internet_20_Link"><text:span text:style-name="T16">/if</text:span></text:a></text:p>
      <text:p text:style-name="P15"><text:a xlink:type="simple" xlink:href="py3o://if=%22o.type%20==%20'out_refund'%22" text:style-name="Internet_20_link" text:visited-style-name="Visited_20_Internet_20_Link"><text:span text:style-name="T8">if="o.type == 'out_refund'"</text:span></text:a></text:p>
      <text:p text:style-name="P16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<text:span text:style-name="T17">Avoir</text:span> <text:span text:style-name="T13">[</text:span><text:span text:style-name="T14"><text:user-field-get text:name="py3o.o.state">Invoice State</text:user-field-get></text:span><text:span text:style-name="T13">]</text:span> <text:user-field-get text:name="py3o.o.move_name">Saved Invoice number 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20"><text:a xlink:type="simple" xlink:href="py3o://if=%22o.state%20==%20'proforma2'%22" text:style-name="Internet_20_link" text:visited-style-name="Visited_20_Internet_20_Link"><text:span text:style-name="T11">if="o.state == 'proforma2'"</text:span></text:a></text:p>
      <text:h text:style-name="P35" text:outline-level="1"><text:span text:style-name="T41">Avoir</text:span><text:span text:style-name="T39"> </text:span><text:span text:style-name="T40">PRO-FORMA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7">Avoir </text:span><text:user-field-get text:name="py3o.o.number">Invoice number</text:user-field-get></text:h>
      <text:p text:style-name="P14"><text:a xlink:type="simple" xlink:href="py3o:///if" text:style-name="Internet_20_link" text:visited-style-name="Visited_20_Internet_20_Link"><text:span text:style-name="T16">/if</text:span></text:a></text:p>
      <text:p text:style-name="P14"><text:a xlink:type="simple" xlink:href="py3o:///if" text:style-name="Internet_20_link" text:visited-style-name="Visited_20_Internet_20_Link"><text:span text:style-name="T16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43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44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29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18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Condition<text:span text:style-name="T30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name%22" text:style-name="Internet_20_link" text:visited-style-name="Visited_20_Internet_20_Link"><text:span text:style-name="T24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3"><text:span text:style-name="T25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45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E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28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8"><text:a xlink:type="simple" xlink:href="py3o://for=%22l%20in%20o.py3o_lines_layout()%22" text:style-name="Internet_20_link" text:visited-style-name="Visited_20_Internet_20_Link"><text:span text:style-name="T31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29"><text:a xlink:type="simple" xlink:href="py3o://if=%22'line'%20in%20l%22" text:style-name="Internet_20_link" text:visited-style-name="Visited_20_Internet_20_Link"><text:span text:style-name="T32">if="'line' in l"</text:span></text:a></text:p>
          </table:table-cell>
          <table:table-cell table:style-name="Tableau5.B3" office:value-type="string">
            <text:p text:style-name="P25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a xlink:type="simple" xlink:href="py3o://for=%22nameline%20in%20l['line'].name.split('%5Cn')%22" text:style-name="Internet_20_link" text:visited-style-name="Visited_20_Internet_20_Link"><text:span text:style-name="T35">for="nameline in l['line'].name.split('\n')"</text:span></text:a></text:p>
            <text:p text:style-name="P27"><text:user-field-get text:name="py3o.nameline">Invoice Line Description</text:user-field-get></text:p>
            <text:p text:style-name="P27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25"><text:a xlink:type="simple" xlink:href="py3o://function=%22formatLang(l['line'].quantity,%20dp='Product%20Unit%20of%20Measure')%22" text:style-name="Internet_20_link" text:visited-style-name="Visited_20_Internet_20_Link"><text:span text:style-name="T36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36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38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37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38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5" office:value-type="string">
            <text:p text:style-name="P25"/>
          </table:table-cell>
          <table:table-cell table:style-name="Tableau5.C5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25"/>
          </table:table-cell>
          <table:table-cell table:style-name="Tableau5.C6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26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0"><text:a xlink:type="simple" xlink:href="py3o://if=%22'subtotal'%20in%20l%22" text:style-name="Internet_20_link" text:visited-style-name="Visited_20_Internet_20_Link"><text:span text:style-name="T34">if="'subtotal' in l"</text:span></text:a></text:p>
          </table:table-cell>
          <table:table-cell table:style-name="Tableau5.B9" office:value-type="string">
            <text:p text:style-name="P25"/>
          </table:table-cell>
          <table:table-cell table:style-name="Tableau5.C9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31">Sous-Total 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11" office:value-type="string">
            <text:p text:style-name="P25"/>
          </table:table-cell>
          <table:table-cell table:style-name="Tableau5.C11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2"><text:a xlink:type="simple" xlink:href="py3o://if=%22o.tax_line_ids%22" text:style-name="Internet_20_link" text:visited-style-name="Visited_20_Internet_20_Link"><text:span text:style-name="T22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6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6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9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1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2"><text:a xlink:type="simple" xlink:href="py3o://if=%22o.comment%22" text:style-name="Internet_20_link" text:visited-style-name="Visited_20_Internet_20_Link"><text:span text:style-name="T9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46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27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47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Facture à régler par virement sur le compte suivant :</text:p>
            <text:p text:style-name="P21"><text:span text:style-name="T12">IBAN : </text:span><text:span text:style-name="T12"><text:user-field-get text:name="py3o.o.payment_mode_id.fixed_journal_id.bank_account_id.acc_number">IBAN</text:user-field-get></text:span><text:span text:style-name="T12"> - BIC : </text:span><text:span text:style-name="T12"><text:user-field-get text:name="py3o.o.payment_mode_id.fixed_journal_id.bank_account_id.bank_id.bic">BIC</text:user-field-get></text:span><text:span text:style-name="T12"> - Banque : </text:span><text:span text:style-name="T12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0">Cette f</text:span>acture <text:span text:style-name="T20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3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32"><text:a xlink:type="simple" xlink:href="py3o:///if" text:style-name="Internet_20_link" text:visited-style-name="Visited_20_Internet_20_Link">/if</text:a></text:p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35:37.972559497</dc:date>
    <meta:editing-duration>PT8H53M41S</meta:editing-duration>
    <meta:editing-cycles>182</meta:editing-cycles>
    <meta:generator>LibreOffice/5.1.4.2$Linux_X86_64 LibreOffice_project/10m0$Build-2</meta:generator>
    <meta:document-statistic meta:table-count="12" meta:image-count="0" meta:object-count="0" meta:page-count="5" meta:paragraph-count="151" meta:word-count="440" meta:character-count="4664" meta:non-whitespace-character-count="4365"/>
  </office:meta>
</office:document-meta>
</file>